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fo:font-size="15pt" fo:language="fr" fo:country="FR" fo:font-weight="normal" officeooo:rsid="00855362" officeooo:paragraph-rsid="00855362" style:font-size-asian="15pt" style:font-weight-asian="normal" style:font-size-complex="15pt" style:font-weight-complex="normal"/>
    </style:style>
    <style:style style:name="P2" style:family="paragraph" style:parent-style-name="Heading_20_1">
      <style:paragraph-properties fo:text-align="center" style:justify-single-word="false"/>
      <style:text-properties style:font-name="Nimbus Sans" fo:font-size="18.2000007629395pt" fo:language="fr" fo:country="FR" fo:font-weight="bold" officeooo:rsid="006e21f5" officeooo:paragraph-rsid="006e21f5" style:font-name-asian="Nimbus Sans1" style:font-size-asian="18.2000007629395pt" style:font-weight-asian="bold" style:font-name-complex="Noto Sans Devanagari" style:font-size-complex="18.200000762939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language="fr" fo:country="FR" officeooo:paragraph-rsid="001ac821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color="#ff0000" fo:font-size="15pt" fo:language="fr" fo:country="FR" officeooo:rsid="0087f380" officeooo:paragraph-rsid="0089a1e2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color="#ff0000" fo:font-size="15pt" fo:language="fr" fo:country="FR" officeooo:rsid="0089a1e2" officeooo:paragraph-rsid="008d71ce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color="#000000" fo:font-size="15pt" fo:language="fr" fo:country="FR" style:text-underline-style="solid" style:text-underline-width="auto" style:text-underline-color="font-color" fo:font-weight="bold" officeooo:rsid="008d71ce" officeooo:paragraph-rsid="009976c1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size="13pt" fo:language="fr" fo:country="FR" officeooo:rsid="008eb22d" officeooo:paragraph-rsid="008eb22d" style:font-size-asian="11.3500003814697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fo:language="fr" fo:country="FR" officeooo:paragraph-rsid="008eb22d" style:font-size-asian="11.3500003814697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fo:language="fr" fo:country="FR" officeooo:rsid="0097aac0" officeooo:paragraph-rsid="0097aac0" style:font-size-asian="11.3500003814697pt" style:font-size-complex="13pt"/>
    </style:style>
    <style:style style:name="P10" style:family="paragraph" style:parent-style-name="Text_20_body">
      <style:text-properties fo:font-size="15pt" fo:language="fr" fo:country="FR" fo:font-weight="bold" officeooo:rsid="00711531" officeooo:paragraph-rsid="00855362" style:font-size-asian="15pt" style:font-weight-asian="bold" style:font-size-complex="15pt" style:font-weight-complex="bold"/>
    </style:style>
    <style:style style:name="T1" style:family="text">
      <style:text-properties officeooo:rsid="0089a1e2"/>
    </style:style>
    <style:style style:name="T2" style:family="text">
      <style:text-properties officeooo:rsid="008d71ce"/>
    </style:style>
    <style:style style:name="T3" style:family="text">
      <style:text-properties officeooo:rsid="00908acf"/>
    </style:style>
    <style:style style:name="T4" style:family="text">
      <style:text-properties officeooo:rsid="009126df"/>
    </style:style>
    <style:style style:name="T5" style:family="text">
      <style:text-properties officeooo:rsid="0091a5f5"/>
    </style:style>
    <style:style style:name="T6" style:family="text">
      <style:text-properties fo:color="#000000"/>
    </style:style>
    <style:style style:name="T7" style:family="text">
      <style:text-properties fo:color="#000000" officeooo:rsid="0091a5f5"/>
    </style:style>
    <style:style style:name="T8" style:family="text">
      <style:text-properties fo:color="#000000" officeooo:rsid="008eb22d"/>
    </style:style>
    <style:style style:name="T9" style:family="text">
      <style:text-properties fo:color="#000000" officeooo:rsid="009126df"/>
    </style:style>
    <style:style style:name="T10" style:family="text">
      <style:text-properties officeooo:rsid="009976c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Français</text:h>
      <text:p text:style-name="P3"/>
      <text:p text:style-name="P4">L<text:span text:style-name="T1">e roman et le récit du XVIIIème au XXI siècle</text:span></text:p>
      <text:p text:style-name="P10"/>
      <text:p text:style-name="P5">S<text:span text:style-name="T2">équence 1. Maupassant, réaliste au regard critique</text:span></text:p>
      <text:p text:style-name="P5"/>
      <text:p text:style-name="P7">registre littéraire <text:s text:c="18"/>≠ <text:s text:c="3"/><text:span text:style-name="T3">registre de langue (niveau de langue).</text:span></text:p>
      <text:p text:style-name="P8"><text:span text:style-name="T7">Effet donné au lecteur</text:span><text:span text:style-name="T8"><text:tab/> <text:s text:c="2"/></text:span><text:span text:style-name="T9">| <text:tab/></text:span></text:p>
      <text:p text:style-name="P9"><text:span text:style-name="T9">(</text:span><text:span text:style-name="T6">sentiment donné)</text:span></text:p>
      <text:p text:style-name="P1"/>
      <text:p text:style-name="P10"/>
      <text:p text:style-name="P6">« R<text:span text:style-name="T10">osalie Prudent »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fr" fo:country="F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fr" fo:country="F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HTML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04T16:17:25.260482468</meta:creation-date>
    <dc:date>2019-09-06T12:55:10.800786744</dc:date>
    <meta:editing-duration>PT37M25S</meta:editing-duration>
    <meta:editing-cycles>127</meta:editing-cycles>
    <meta:generator>LibreOffice/6.3.1.2$Linux_X86_64 LibreOffice_project/30$Build-2</meta:generator>
    <meta:document-statistic meta:table-count="0" meta:image-count="0" meta:object-count="0" meta:page-count="1" meta:paragraph-count="7" meta:word-count="38" meta:character-count="251" meta:non-whitespace-character-count="194"/>
  </office:meta>
</office:document-meta>
</file>